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2028" calcext:value-type="float">
            <text:p>52.80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366" calcext:value-type="float">
            <text:p>52.14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5098543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